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15cm" fo:min-width="4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4.44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88cm" fo:min-width="4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388cm" fo:min-width="4.3cm"/>
    </style:style>
    <style:style style:name="gr7" style:family="graphic" style:parent-style-name="standard">
      <style:graphic-properties draw:stroke="none" svg:stroke-color="#000000" draw:fill="none" draw:fill-color="#ffffff" fo:min-height="1.1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  <style:text-properties fo:color="#000000"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8cm" svg:height="5.4cm" svg:x="2.7cm" svg:y="2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3cm" svg:x2="7.5cm" svg:y2="3cm">
          <text:p/>
        </draw:line>
        <draw:frame draw:style-name="gr3" draw:text-style-name="P3" draw:layer="layout" svg:width="1.7cm" svg:height="0.962cm" svg:x="4.3cm" svg:y="2.038cm">
          <draw:text-box>
            <text:p>Film</text:p>
          </draw:text-box>
        </draw:frame>
        <draw:frame draw:style-name="gr4" draw:text-style-name="P5" draw:layer="layout" svg:width="4.9cm" svg:height="4.691cm" svg:x="2.8cm" svg:y="3.2cm">
          <draw:text-box>
            <text:p text:style-name="P4"><text:span text:style-name="T1">+i</text:span><text:span text:style-name="T1">d: </text:span><text:span text:style-name="T1">int</text:span></text:p>
            <text:p text:style-name="P4"><text:span text:style-name="T1">+n</text:span><text:span text:style-name="T1">a</text:span><text:span text:style-name="T1">m</text:span><text:span text:style-name="T1">e: </text:span><text:span text:style-name="T1">St</text:span><text:span text:style-name="T1">rin</text:span><text:span text:style-name="T1">g</text:span></text:p>
            <text:p text:style-name="P4"><text:span text:style-name="T1">+y</text:span><text:span text:style-name="T1">ea</text:span><text:span text:style-name="T1">r: </text:span><text:span text:style-name="T1">int</text:span></text:p>
            <text:p text:style-name="P4"><text:span text:style-name="T2">+g</text:span><text:span text:style-name="T2">en</text:span><text:span text:style-name="T2">re: </text:span><text:span text:style-name="T2">St</text:span><text:span text:style-name="T2">rin</text:span><text:span text:style-name="T2">g</text:span></text:p>
            <text:p text:style-name="P4"><text:span text:style-name="T2">+p</text:span><text:span text:style-name="T2">ro</text:span><text:span text:style-name="T2">du</text:span><text:span text:style-name="T2">ce</text:span><text:span text:style-name="T2">r: </text:span><text:span text:style-name="T2">M</text:span><text:span text:style-name="T2">an</text:span></text:p>
            <text:p text:style-name="P4"><text:span text:style-name="T2">+f</text:span><text:span text:style-name="T2">ac</text:span><text:span text:style-name="T2">tor</text:span><text:span text:style-name="T2">y: </text:span><text:span text:style-name="T2">F</text:span><text:span text:style-name="T2">ac</text:span><text:span text:style-name="T2">tor</text:span><text:span text:style-name="T2">y</text:span></text:p>
            <text:p text:style-name="P4"><text:span text:style-name="T2">+s</text:span><text:span text:style-name="T2">tar</text:span><text:span text:style-name="T2">s: </text:span><text:span text:style-name="T2">M</text:span><text:span text:style-name="T2">an</text:span><text:span text:style-name="T2">[]</text:span></text:p>
            <text:p text:style-name="P4"><text:span text:style-name="T2">+d</text:span><text:span text:style-name="T2">es</text:span><text:span text:style-name="T2">cri</text:span><text:span text:style-name="T2">pti</text:span><text:span text:style-name="T2">on</text:span><text:span text:style-name="T2">: </text:span><text:span text:style-name="T2">St</text:span><text:span text:style-name="T2">rin</text:span><text:span text:style-name="T2">g</text:span></text:p>
          </draw:text-box>
        </draw:frame>
        <draw:custom-shape draw:style-name="gr5" draw:text-style-name="P1" draw:layer="layout" svg:width="4.8cm" svg:height="3.338cm" svg:x="13.2cm" svg:y="2.0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cm" svg:y1="2.962cm" svg:x2="18cm" svg:y2="2.962cm">
          <text:p/>
        </draw:line>
        <draw:frame draw:style-name="gr3" draw:text-style-name="P3" draw:layer="layout" svg:width="1.734cm" svg:height="0.962cm" svg:x="14.8cm" svg:y="2cm">
          <draw:text-box>
            <text:p>Man</text:p>
          </draw:text-box>
        </draw:frame>
        <draw:frame draw:style-name="gr4" draw:text-style-name="P7" draw:layer="layout" svg:width="4.9cm" svg:height="4.691cm" svg:x="13.3cm" svg:y="3.162cm">
          <draw:text-box>
            <text:p text:style-name="P6"><text:span text:style-name="T3">+id: int</text:span></text:p>
            <text:p text:style-name="P6"><text:span text:style-name="T3">+name: String</text:span></text:p>
            <text:p text:style-name="P6"><text:span text:style-name="T3">+country: Country</text:span></text:p>
          </draw:text-box>
        </draw:frame>
        <draw:custom-shape draw:style-name="gr5" draw:text-style-name="P8" draw:layer="layout" svg:width="4.8cm" svg:height="3.338cm" svg:x="2.7cm" svg:y="8.77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9.671cm" svg:x2="7.5cm" svg:y2="9.671cm">
          <text:p/>
        </draw:line>
        <draw:frame draw:style-name="gr3" draw:text-style-name="P3" draw:layer="layout" svg:width="2.619cm" svg:height="0.962cm" svg:x="3.8cm" svg:y="8.709cm">
          <draw:text-box>
            <text:p>Factory</text:p>
          </draw:text-box>
        </draw:frame>
        <draw:frame draw:style-name="gr4" draw:text-style-name="P7" draw:layer="layout" svg:width="4.9cm" svg:height="4.691cm" svg:x="2.7cm" svg:y="9.909cm">
          <draw:text-box>
            <text:p text:style-name="P6"><text:span text:style-name="T3">+id: int</text:span></text:p>
            <text:p text:style-name="P6"><text:span text:style-name="T3">+name: String</text:span></text:p>
            <text:p text:style-name="P6"><text:span text:style-name="T3">+country: </text:span><text:span text:style-name="T3">Country</text:span></text:p>
          </draw:text-box>
        </draw:frame>
        <draw:custom-shape draw:style-name="gr6" draw:text-style-name="P1" draw:layer="layout" svg:width="4.8cm" svg:height="2.638cm" svg:x="13.2cm" svg:y="9.4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cm" svg:y1="10.362cm" svg:x2="18cm" svg:y2="10.362cm">
          <text:p/>
        </draw:line>
        <draw:frame draw:style-name="gr3" draw:text-style-name="P3" draw:layer="layout" svg:width="2.72cm" svg:height="0.962cm" svg:x="14.2cm" svg:y="9.4cm">
          <draw:text-box>
            <text:p>Country</text:p>
          </draw:text-box>
        </draw:frame>
        <draw:frame draw:style-name="gr7" draw:text-style-name="P7" draw:layer="layout" svg:width="4.9cm" svg:height="1.438cm" svg:x="13.3cm" svg:y="10.562cm">
          <draw:text-box>
            <text:p text:style-name="P6"><text:span text:style-name="T3">+</text:span><text:span text:style-name="T3">i</text:span><text:span text:style-name="T3">d</text:span><text:span text:style-name="T3">: </text:span><text:span text:style-name="T3">i</text:span><text:span text:style-name="T3">n</text:span><text:span text:style-name="T3">t</text:span></text:p>
            <text:p text:style-name="P6"><text:span text:style-name="T3">+</text:span><text:span text:style-name="T3">n</text:span><text:span text:style-name="T3">a</text:span><text:span text:style-name="T3">m</text:span><text:span text:style-name="T3">e</text:span><text:span text:style-name="T3">: </text:span><text:span text:style-name="T3">S</text:span><text:span text:style-name="T3">tr</text:span><text:span text:style-name="T3">i</text:span><text:span text:style-name="T3">n</text:span><text:span text:style-name="T3">g</text:span></text:p>
          </draw:text-box>
        </draw:frame>
        <draw:line draw:style-name="gr8" draw:text-style-name="P2" draw:layer="layout" svg:x1="7.5cm" svg:y1="3.4cm" svg:x2="13.2cm" svg:y2="3.4cm">
          <text:p/>
        </draw:line>
        <draw:line draw:style-name="gr8" draw:text-style-name="P2" draw:layer="layout" svg:x1="5cm" svg:y1="7.5cm" svg:x2="5cm" svg:y2="8.8cm">
          <text:p/>
        </draw:line>
        <draw:line draw:style-name="gr8" draw:text-style-name="P2" draw:layer="layout" svg:x1="7.5cm" svg:y1="4.7cm" svg:x2="13.2cm" svg:y2="4.7cm">
          <text:p/>
        </draw:line>
        <draw:line draw:style-name="gr8" draw:text-style-name="P2" draw:layer="layout" svg:x1="15.6cm" svg:y1="5.4cm" svg:x2="15.6cm" svg:y2="9.5cm">
          <text:p/>
        </draw:line>
        <draw:line draw:style-name="gr8" draw:text-style-name="P2" draw:layer="layout" svg:x1="7.5cm" svg:y1="10.8cm" svg:x2="13.2cm" svg:y2="10.8cm">
          <text:p/>
        </draw:line>
        <draw:frame draw:style-name="gr9" draw:text-style-name="P10" draw:layer="layout" svg:width="0.8cm" svg:height="0.806cm" svg:x="15.7cm" svg:y="5.6cm">
          <draw:text-box>
            <text:p text:style-name="P9"><text:span text:style-name="T4">1</text:span></text:p>
          </draw:text-box>
        </draw:frame>
        <draw:frame draw:style-name="gr10" draw:text-style-name="P10" draw:layer="layout" svg:width="1cm" svg:height="0.9cm" svg:x="12.1cm" svg:y="2.6cm">
          <draw:text-box>
            <text:p text:style-name="P9"><text:span text:style-name="T4">n</text:span></text:p>
          </draw:text-box>
        </draw:frame>
        <draw:frame draw:style-name="gr9" draw:text-style-name="P10" draw:layer="layout" svg:width="0.8cm" svg:height="0.806cm" svg:x="7.5cm" svg:y="2.6cm">
          <draw:text-box>
            <text:p text:style-name="P9"><text:span text:style-name="T4">1</text:span></text:p>
          </draw:text-box>
        </draw:frame>
        <draw:frame draw:style-name="gr10" draw:text-style-name="P10" draw:layer="layout" svg:width="1cm" svg:height="0.9cm" svg:x="12.1cm" svg:y="3.9cm">
          <draw:text-box>
            <text:p text:style-name="P9"><text:span text:style-name="T4">n</text:span></text:p>
          </draw:text-box>
        </draw:frame>
        <draw:frame draw:style-name="gr10" draw:text-style-name="P10" draw:layer="layout" svg:width="1cm" svg:height="0.9cm" svg:x="7.5cm" svg:y="3.9cm">
          <draw:text-box>
            <text:p text:style-name="P9"><text:span text:style-name="T4">n</text:span></text:p>
          </draw:text-box>
        </draw:frame>
        <draw:frame draw:style-name="gr10" draw:text-style-name="P10" draw:layer="layout" svg:width="1cm" svg:height="0.9cm" svg:x="5cm" svg:y="8cm">
          <draw:text-box>
            <text:p text:style-name="P9"><text:span text:style-name="T4">n</text:span></text:p>
          </draw:text-box>
        </draw:frame>
        <draw:frame draw:style-name="gr9" draw:text-style-name="P10" draw:layer="layout" svg:width="0.8cm" svg:height="0.806cm" svg:x="7.5cm" svg:y="9.9cm">
          <draw:text-box>
            <text:p text:style-name="P9"><text:span text:style-name="T4">1</text:span></text:p>
          </draw:text-box>
        </draw:frame>
        <draw:frame draw:style-name="gr9" draw:text-style-name="P10" draw:layer="layout" svg:width="0.8cm" svg:height="0.806cm" svg:x="5cm" svg:y="7.4cm">
          <draw:text-box>
            <text:p text:style-name="P9"><text:span text:style-name="T4">1</text:span></text:p>
          </draw:text-box>
        </draw:frame>
        <draw:frame draw:style-name="gr10" draw:text-style-name="P10" draw:layer="layout" svg:width="1cm" svg:height="0.9cm" svg:x="12.3cm" svg:y="9.9cm">
          <draw:text-box>
            <text:p text:style-name="P9"><text:span text:style-name="T4">n</text:span></text:p>
          </draw:text-box>
        </draw:frame>
        <draw:frame draw:style-name="gr10" draw:text-style-name="P10" draw:layer="layout" svg:width="1cm" svg:height="0.9cm" svg:x="15.7cm" svg:y="8.6cm">
          <draw:text-box>
            <text:p text:style-name="P9"><text:span text:style-name="T4">n</text:span></text:p>
          </draw:text-box>
        </draw:frame>
        <draw:frame draw:style-name="gr3" draw:text-style-name="P10" draw:layer="layout" svg:width="2.733cm" svg:height="0.806cm" svg:x="9.1cm" svg:y="3.894cm">
          <draw:text-box>
            <text:p><text:span text:style-name="T4">&lt;&lt;</text:span><text:span text:style-name="T4">st</text:span><text:span text:style-name="T4">ar</text:span><text:span text:style-name="T4">s&gt;</text:span><text:span text:style-name="T4">&gt;</text:span></text:p>
          </draw:text-box>
        </draw:frame>
        <draw:frame draw:style-name="gr11" draw:text-style-name="P10" draw:layer="layout" svg:width="3.633cm" svg:height="0.806cm" svg:x="8.667cm" svg:y="2.5cm">
          <draw:text-box>
            <text:p><text:span text:style-name="T4">&lt;&lt;producer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1:51:40.973655872</meta:creation-date>
    <dc:date>2018-11-05T23:14:37.011758459</dc:date>
    <meta:editing-duration>PT29M47S</meta:editing-duration>
    <meta:editing-cycles>60</meta:editing-cycles>
    <meta:generator>LibreOffice/5.1.6.2$Linux_X86_64 LibreOffice_project/10m0$Build-2</meta:generator>
    <meta:document-statistic meta:object-count="33"/>
  </office:meta>
</office:document-meta>
</file>